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/>
    <style:font-face style:name="Calibri" svg:font-family="Calibri" style:font-family-generic="swiss"/>
    <style:font-face style:name="Calibri1" svg:font-family="Calibri" style:font-family-generic="system" style:font-pitch="variable"/>
    <style:font-face style:name="Carlito" svg:font-family="Carlito" style:font-family-generic="swiss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solid" style:text-underline-width="auto" style:text-underline-color="font-color" fo:font-weight="bold" style:font-weight-asian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2">PARTS</text:span><text:span text:style-name="T2"/></text:p>
      <text:p text:style-name="Standard" loext:marker-style-name="T1"><text:span text:style-name="T1">U1/U3 <text:tab/><text:tab/>MAX1133<text:tab/>ADC<text:tab/><text:tab/><text:tab/>DIGIKEY<text:tab/>MAX1133BEAP+-ND</text:span><text:span text:style-name="T1"/></text:p>
      <text:p text:style-name="Standard" loext:marker-style-name="T1"><text:span text:style-name="T1">U2/U4 <text:tab/><text:tab/>MAX308<text:tab/>MULTIPLEXER<text:tab/><text:tab/>DIGIKEY<text:tab/>MAX308CUE+-ND</text:span><text:span text:style-name="T1"/></text:p>
      <text:p text:style-name="Standard" loext:marker-style-name="T1"><text:span text:style-name="T1">U5<text:tab/><text:tab/>DS1307Z<text:tab/>RTC<text:tab/><text:tab/><text:tab/>DIGIKEY<text:tab/>DS1307Z-ND</text:span><text:span text:style-name="T1"/></text:p>
      <text:p text:style-name="Standard" loext:marker-style-name="T1"><text:span text:style-name="T1">U6<text:tab/><text:tab/>MAX5134<text:tab/>DAC<text:tab/><text:tab/><text:tab/>DIGIKEY<text:tab/>MAX5134AGUE+-ND<text:tab/></text:span><text:span text:style-name="T1"/></text:p>
      <text:p text:style-name="Standard" loext:marker-style-name="T1"><text:span text:style-name="T1">U7<text:tab/><text:tab/>FT232R<text:tab/><text:tab/>SERIAL<text:tab/><text:tab/><text:tab/>DIGIKEY<text:tab/>768-1007-1-ND</text:span><text:span text:style-name="T1"/></text:p>
      <text:p text:style-name="Standard" loext:marker-style-name="T1"><text:span text:style-name="T1">C1/2<text:tab/><text:tab/>1uF<text:tab/><text:tab/>CAPACITOR ELEC<text:tab/>CONRAD<text:tab/>1590478 - 62</text:span><text:span text:style-name="T1"/></text:p>
      <text:p text:style-name="Standard" loext:marker-style-name="T1"><text:span text:style-name="T1">C3-9/11/12<text:tab/>100nF<text:tab/><text:tab/>CAPACITOR 0805<text:tab/>MOUSER<text:tab/></text:span><text:span text:style-name="mpart-number-lbl"><text:span text:style-name="T1">963-MSASU219JB7104MT</text:span></text:span></text:p>
      <text:p text:style-name="Standard" loext:marker-style-name="T1"><text:span text:style-name="T1">C10<text:tab/><text:tab/>4.7uF<text:tab/><text:tab/>CAPACITOR ELEC<text:tab/>CONRAD<text:tab/>1325873 - 62</text:span><text:span text:style-name="T1"/></text:p>
      <text:p text:style-name="Standard" loext:marker-style-name="T1"><text:span text:style-name="T1">R1<text:tab/><text:tab/>1K<text:tab/><text:tab/>RESISTOR 0603<text:tab/><text:tab/>MOUSER<text:tab/>71-CRCW0603-1.0K-E3</text:span><text:span text:style-name="T1"/></text:p>
      <text:p text:style-name="Standard" loext:marker-style-name="T1"><text:span text:style-name="T1">R2/5<text:tab/><text:tab/>10K<text:tab/><text:tab/>RESISTOR 0603<text:tab/><text:tab/>MOUSER<text:tab/>71-CRCW0603-10K-E3</text:span><text:span text:style-name="T1"/></text:p>
      <text:p text:style-name="Standard" loext:marker-style-name="T1"><text:span text:style-name="T1">R3<text:tab/><text:tab/>220<text:tab/><text:tab/>RESISTOR 0603<text:tab/><text:tab/>DIGIKEY<text:tab/>541-220GCT-ND</text:span><text:span text:style-name="T1"/></text:p>
      <text:p text:style-name="Standard" loext:marker-style-name="T1"><text:span text:style-name="T1">R4<text:tab/><text:tab/>4.7K<text:tab/><text:tab/>RESISTOR 0603<text:tab/><text:tab/>DIGIKEY<text:tab/>541-4.70KHCT-ND</text:span><text:span text:style-name="T1"/></text:p>
      <text:p text:style-name="Standard" loext:marker-style-name="T1"><text:span text:style-name="T1">R5<text:tab/><text:tab/>10K<text:tab/><text:tab/>RESISTOR 0603<text:tab/><text:tab/>DIGIKEY<text:tab/>541-10K</text:span><text:span text:style-name="T1"/></text:p>
      <text:p text:style-name="Standard" loext:marker-style-name="T1"><text:span text:style-name="T1">D1<text:tab/><text:tab/>LED BLUE<text:tab/>LED 20mA 3.4V<text:tab/><text:tab/>CONRAD<text:tab/>180667</text:span><text:span text:style-name="T1"/></text:p>
      <text:p text:style-name="Standard" loext:marker-style-name="T1"><text:span text:style-name="T1">BAT1<text:tab/><text:tab/>COIN CELL <text:tab/>HOLDER<text:tab/><text:tab/>MOUSER<text:tab/>534-500</text:span><text:span text:style-name="T1"/></text:p>
      <text:p text:style-name="P1" loext:marker-style-name="T2"/>
      <text:p text:style-name="Standard" loext:marker-style-name="T2"><text:span text:style-name="T2">CONNECTORS</text:span><text:span text:style-name="T2"/></text:p>
      <text:p text:style-name="Standard" loext:marker-style-name="T1"><text:span text:style-name="T1">2 POLE <text:tab/><text:tab/>PHR 2<text:tab/><text:tab/>PLUG 2 POLE<text:tab/><text:tab/>DIGIKEY<text:tab/>455-1165-ND</text:span><text:span text:style-name="T1"/></text:p>
      <text:p text:style-name="Standard" loext:marker-style-name="T1"><text:span text:style-name="T1">3 POLE<text:tab/><text:tab/>PHR 3<text:tab/><text:tab/>PLUG 3 POLE<text:tab/><text:tab/>DIGIKEY<text:tab/>455-1126-ND</text:span><text:span text:style-name="T1"/></text:p>
      <text:p text:style-name="Standard" loext:marker-style-name="T1"><text:span text:style-name="T1">4 POLE<text:tab/><text:tab/>PHR 4<text:tab/><text:tab/>PLUG 4 POLE<text:tab/><text:tab/>DIGIKEY<text:tab/>455-1164-ND</text:span><text:span text:style-name="T1"/></text:p>
      <text:p text:style-name="Standard" loext:marker-style-name="T1"><text:span text:style-name="T1">10 POLE<text:tab/>PHR 10<text:tab/><text:tab/>PLUG 10 POLE<text:tab/><text:tab/>DIGIKEY<text:tab/>455-1151-ND</text:span><text:span text:style-name="T1"/></text:p>
      <text:p text:style-name="Standard" loext:marker-style-name="T1"><text:bookmark-start text:name="_GoBack"/><text:span text:style-name="T1">2 POLE<text:tab/><text:tab/>PH 2<text:tab/><text:tab/>SOCKET 2 POLE<text:tab/><text:tab/>DIGIKEY<text:tab/>455-1704-ND</text:span><text:bookmark-end text:name="_GoBack"/><text:span text:style-name="T1"/></text:p>
      <text:p text:style-name="Standard" loext:marker-style-name="T1"><text:span text:style-name="T1">3 POLE<text:tab/><text:tab/>PH 3<text:tab/><text:tab/>SOCKET 3 POLE<text:tab/><text:tab/>DIGIKEY<text:tab/>455-1705-ND</text:span><text:span text:style-name="T1"/></text:p>
      <text:p text:style-name="Standard" loext:marker-style-name="T1"><text:span text:style-name="T1">4 POLE<text:tab/><text:tab/>PH 4<text:tab/><text:tab/>SOCKET 4 POLE<text:tab/><text:tab/>DIGIKEY<text:tab/>455-1706-ND</text:span><text:span text:style-name="T1"/></text:p>
      <text:p text:style-name="Standard" loext:marker-style-name="T1"><text:span text:style-name="T1">10 POLE<text:tab/>PH 10<text:tab/><text:tab/>SOCKET 10 POLE<text:tab/>DIGIKEY<text:tab/>455-1712-ND</text:span><text:span text:style-name="T1"/></text:p>
      <text:p text:style-name="Standard" loext:marker-style-name="T1"><text:span text:style-name="T1">40 PIN<text:tab/><text:tab/>PIN STRIP<text:tab/>2 ROW 40 PIN<text:tab/><text:tab/>CONRAD<text:tab/>1581034-62</text:span><text:span text:style-name="T1"/></text:p>
      <text:p text:style-name="Standard" loext:marker-style-name="T1"><text:span text:style-name="T1">6 PIN<text:tab/><text:tab/>PIN STRIP<text:tab/>1 ROW 6 PIN<text:tab/><text:tab/>CONRAD<text:tab/>2104065-6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/>
    <style:font-face style:name="Calibri" svg:font-family="Calibri" style:font-family-generic="swiss"/>
    <style:font-face style:name="Calibri1" svg:font-family="Calibri" style:font-family-generic="system" style:font-pitch="variable"/>
    <style:font-face style:name="Carlito" svg:font-family="Carlito" style:font-family-generic="swiss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roman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style:style style:name="mpart-number-lbl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</meta:initial-creator>
    <dc:creator>Matthias Klumpp</dc:creator>
    <meta:editing-cycles>4</meta:editing-cycles>
    <meta:creation-date>2024-08-09T10:49:00</meta:creation-date>
    <dc:date>2024-09-26T19:04:43.885899472</dc:date>
    <meta:editing-duration>PT28S</meta:editing-duration>
    <meta:generator>LibreOffice/24.2.5.2$Linux_X86_64 LibreOffice_project/420$Build-2</meta:generator>
    <meta:document-statistic meta:table-count="0" meta:image-count="0" meta:object-count="0" meta:page-count="1" meta:paragraph-count="27" meta:word-count="185" meta:character-count="1172" meta:non-whitespace-character-count="945"/>
    <meta:user-defined meta:name="AppVersion">16.0000</meta:user-defined>
    <meta:user-defined meta:name="Company">Physiologie Uni Heidelberg</meta:user-defined>
    <meta:template xlink:type="simple" xlink:actuate="onRequest" xlink:title="Normal.dotm" xlink:href=""/>
  </office:meta>
</office:document-meta>
</file>